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-Roman" fo:font-size="12pt" fo:font-weight="bold" officeooo:rsid="00182238" officeooo:paragraph-rsid="000e2313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-Roman" fo:font-size="12pt" fo:font-weight="normal" officeooo:rsid="00182238" officeooo:paragraph-rsid="000e2313" style:font-size-asian="10.5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line-height="150%" fo:text-align="start" style:justify-single-word="false" fo:background-color="transparent"/>
      <style:text-properties style:font-name="Times-Roman" fo:font-size="13pt" fo:font-weight="bold" officeooo:rsid="0019e7db" officeooo:paragraph-rsid="000e2313" style:font-size-asian="13pt" style:font-weight-asian="bold" style:font-size-complex="13pt" style:font-weight-complex="bold"/>
    </style:style>
    <style:style style:name="P5" style:family="paragraph" style:parent-style-name="Standard">
      <loext:graphic-properties draw:fill="none"/>
      <style:paragraph-properties fo:line-height="100%" fo:text-align="justify" style:justify-single-word="false" fo:background-color="transparent"/>
      <style:text-properties style:font-name="Times-Roman" officeooo:paragraph-rsid="000fd3ef"/>
    </style:style>
    <style:style style:name="P6" style:family="paragraph" style:parent-style-name="Standard">
      <style:paragraph-properties fo:line-height="100%" fo:text-align="center" style:justify-single-word="false"/>
      <style:text-properties style:font-name="Courier New" fo:font-size="10pt" fo:font-weight="normal" officeooo:rsid="00182238" officeooo:paragraph-rsid="000e2313" style:font-size-asian="8.75pt" style:font-weight-asian="normal" style:font-size-complex="10pt" style:font-weight-complex="normal"/>
    </style:style>
    <style:style style:name="P7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style="italic" fo:font-weight="bold" officeooo:rsid="0018ae72" officeooo:paragraph-rsid="000e2313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0.801cm" fo:margin-right="0.801cm" fo:line-height="100%" fo:text-align="justify" style:justify-single-word="false" fo:text-indent="-0.801cm" style:auto-text-indent="false" fo:background-color="transparent"/>
      <style:text-properties style:font-name="Times-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9" style:family="paragraph" style:parent-style-name="Standard" style:master-page-name="">
      <loext:graphic-properties draw:fill="none"/>
      <style:paragraph-properties fo:margin-left="0.801cm" fo:margin-right="0.801cm" fo:line-height="100%" fo:text-align="justify" style:justify-single-word="false" fo:text-indent="-0.801cm" style:auto-text-indent="false" style:page-number="auto" fo:background-color="transparent"/>
      <style:text-properties style:font-name="Times New Roman" fo:font-size="12pt" fo:font-weight="bold" officeooo:rsid="0018ae72" officeooo:paragraph-rsid="000e2313" style:font-size-asian="10.5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.801cm" fo:margin-right="0cm" fo:line-height="150%" fo:text-align="justify" style:justify-single-word="false" fo:text-indent="-0.801cm" style:auto-text-indent="false" style:page-number="auto" fo:background-color="transparent"/>
      <style:text-properties style:font-name="Times New Roman" fo:font-size="12pt" fo:font-weight="normal" officeooo:rsid="0018ae72" officeooo:paragraph-rsid="000e2313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3pt" fo:font-weight="bold" officeooo:rsid="001bf3bf" officeooo:paragraph-rsid="000e2313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/>
      <style:text-properties style:font-name="Times-Roman" fo:font-size="13pt" fo:font-style="italic" officeooo:rsid="003f0553" officeooo:paragraph-rsid="000e2313" style:font-size-asian="11.3500003814697pt" style:font-style-asian="italic" style:font-size-complex="13pt" style:font-style-complex="italic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37132" officeooo:paragraph-rsid="00137132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3pt" fo:language="pt" fo:country="BR" fo:font-style="normal" fo:font-weight="bold" officeooo:rsid="00405f70" officeooo:paragraph-rsid="001076bb" style:font-size-asian="11.3500003814697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paragraph-rsid="0012e487"/>
    </style:style>
    <style:style style:name="P16" style:family="paragraph" style:parent-style-name="Standard" style:master-page-name="">
      <style:paragraph-properties fo:line-height="150%" fo:text-align="center" style:justify-single-word="false" style:page-number="auto"/>
      <style:text-properties style:text-position="0% 100%" style:font-name="Times-Roman" fo:font-size="16pt" fo:language="pt" fo:country="BR" fo:font-style="normal" fo:font-weight="bold" officeooo:rsid="00182238" officeooo:paragraph-rsid="000e2313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weight="normal" officeooo:rsid="0014b85d" officeooo:paragraph-rsid="0014b85d" style:font-weight-asian="normal" style:font-weight-complex="normal"/>
    </style:style>
    <style:style style:name="P18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37132" officeooo:paragraph-rsid="00137132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normal" officeooo:rsid="0014b85d" officeooo:paragraph-rsid="0014b85d" style:font-style-asian="normal" style:font-weight-asian="normal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602a6" officeooo:paragraph-rsid="001602a6" style:font-style-asian="normal" style:font-weight-asian="bold" style:font-style-complex="normal" style:font-weight-complex="bold"/>
    </style:style>
    <style:style style:name="P2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7eed7" officeooo:paragraph-rsid="0017eed7" style:font-style-asian="normal" style:font-weight-asian="bold" style:font-style-complex="normal" style:font-weight-complex="bold"/>
    </style:style>
    <style:style style:name="P2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fo:font-style="normal" fo:font-weight="bold" officeooo:rsid="00192197" officeooo:paragraph-rsid="00192197" style:font-style-asian="normal" style:font-weight-asian="bold" style:font-style-complex="normal" style:font-weight-complex="bold"/>
    </style:style>
    <style:style style:name="P23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fo:font-weight="bold" officeooo:rsid="00137132" officeooo:paragraph-rsid="00137132" style:font-weight-asian="bold" style:font-weight-complex="bold"/>
    </style:style>
    <style:style style:name="P2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56960" officeooo:paragraph-rsid="00156960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normal" fo:font-weight="normal" officeooo:rsid="001a24be" officeooo:paragraph-rsid="001de9bd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top="0.101cm" fo:margin-bottom="0.101cm" loext:contextual-spacing="false" fo:line-height="150%" fo:text-align="justify" style:justify-single-word="false" fo:background-color="transparent"/>
      <style:text-properties style:font-name="Times-Roman" fo:font-size="12pt" fo:font-style="normal" fo:font-weight="bold" officeooo:rsid="00156960" officeooo:paragraph-rsid="00156960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font-style="italic" fo:font-weight="normal" officeooo:rsid="0014b85d" officeooo:paragraph-rsid="0014b85d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font-weight="normal" officeooo:rsid="001a24be" officeooo:paragraph-rsid="001de9bd" style:font-size-asian="10.5pt" style:font-weight-asian="normal" style:font-size-complex="12pt" style:font-weight-complex="normal"/>
    </style:style>
    <style:style style:name="P3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a24be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font-size="12pt" fo:language="pt" fo:country="BR" fo:font-style="normal" fo:font-weight="normal" officeooo:rsid="001e33e8" officeooo:paragraph-rsid="001e33e8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loext:graphic-properties draw:fill="none"/>
      <style:paragraph-properties fo:margin-top="0.101cm" fo:margin-bottom="0.101cm" loext:contextual-spacing="false" fo:line-height="100%" fo:text-align="center" style:justify-single-word="false" fo:background-color="transparent"/>
      <style:text-properties style:font-name="Times-Roman" fo:font-size="12pt" fo:language="pt" fo:country="BR" fo:font-style="italic" fo:font-weight="normal" officeooo:rsid="00137132" officeooo:paragraph-rsid="001e33e8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normal" officeooo:rsid="001e33e8" officeooo:paragraph-rsid="001e33e8" style:font-style-asian="normal" style:font-weight-asian="normal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font-name="Times-Roman" fo:language="pt" fo:country="BR" fo:font-style="italic" fo:font-weight="bold" officeooo:rsid="001e33e8" officeooo:paragraph-rsid="001e33e8" style:font-style-asian="italic" style:font-weight-asian="bold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officeooo:rsid="000fd3ef" officeooo:paragraph-rsid="001076bb"/>
    </style:style>
    <style:style style:name="P37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37132" officeooo:paragraph-rsid="00137132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1419d" officeooo:paragraph-rsid="0021419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italic" fo:font-weight="normal" officeooo:rsid="00204bb6" officeooo:paragraph-rsid="00204bb6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language="pt" fo:country="BR" fo:font-style="normal" fo:font-weight="bold" officeooo:rsid="00352bc2" officeooo:paragraph-rsid="000e2313" style:font-style-asian="normal" style:font-weight-asian="bold" style:font-style-complex="normal" style:font-weight-complex="bold"/>
    </style:style>
    <style:style style:name="P41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officeooo:paragraph-rsid="000fd3ef"/>
    </style:style>
    <style:style style:name="P42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12e487" officeooo:paragraph-rsid="0012e48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22456" officeooo:paragraph-rsid="0024e88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font-name="Times-Roman" fo:font-size="12pt" fo:font-style="italic" fo:font-weight="bold" officeooo:rsid="00204bb6" officeooo:paragraph-rsid="00204bb6" style:font-size-asian="10.5pt" style:font-style-asian="italic" style:font-weight-asian="bold" style:font-size-complex="12pt" style:font-style-complex="italic" style:font-weight-complex="bold"/>
    </style:style>
    <style:style style:name="P45" style:family="paragraph" style:parent-style-name="Standard" style:list-style-name="L2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officeooo:rsid="0012e487" officeooo:paragraph-rsid="0012e487"/>
    </style:style>
    <style:style style:name="P46" style:family="paragraph" style:parent-style-name="Standard" style:list-style-name="L3">
      <loext:graphic-properties draw:fill="none"/>
      <style:paragraph-properties fo:margin-top="0cm" fo:margin-bottom="0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bold" officeooo:rsid="00204bb6" officeooo:paragraph-rsid="00204bb6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04bb6" officeooo:paragraph-rsid="00204bb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6c9d0" officeooo:paragraph-rsid="002734c2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top="0.201cm" fo:margin-bottom="0.201cm" loext:contextual-spacing="false" fo:line-height="100%" fo:text-align="start" style:justify-single-word="false" fo:background-color="transparent"/>
      <style:text-properties style:text-position="0% 100%" style:font-name="Times-Roman" fo:font-size="12pt" fo:language="pt" fo:country="BR" fo:font-style="normal" fo:font-weight="bold" officeooo:rsid="00222456" officeooo:paragraph-rsid="00222456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loext:graphic-properties draw:fill="none"/>
      <style:paragraph-properties fo:margin-top="0.201cm" fo:margin-bottom="0.201cm" loext:contextual-spacing="false" fo:line-height="100%" fo:text-align="justify" style:justify-single-word="false" fo:background-color="transparent"/>
      <style:text-properties style:font-name="Times-Roman" fo:font-size="12pt" fo:font-style="normal" fo:font-weight="normal" officeooo:rsid="00222456" officeooo:paragraph-rsid="0024e88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734c2" officeooo:paragraph-rsid="002734c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top="0.101cm" fo:margin-bottom="0.101cm" loext:contextual-spacing="false" fo:line-height="100%" fo:text-align="justify" style:justify-single-word="false" fo:background-color="transparent"/>
      <style:text-properties style:text-position="0% 100%" style:font-name="Times-Roman" fo:font-size="12pt" fo:language="pt" fo:country="BR" fo:font-style="normal" fo:font-weight="normal" officeooo:rsid="00289b2c" officeooo:paragraph-rsid="00289b2c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line-height="100%" fo:text-align="justify" style:justify-single-word="false"/>
    </style:style>
    <style:style style:name="P54" style:family="paragraph" style:parent-style-name="Text_20_body">
      <style:paragraph-properties fo:line-height="100%" fo:text-align="justify" style:justify-single-word="false"/>
      <style:text-properties fo:font-weight="bold" officeooo:rsid="00268392" officeooo:paragraph-rsid="00268392" style:font-weight-asian="bold" style:font-weight-complex="bold"/>
    </style:style>
    <style:style style:name="P55" style:family="paragraph" style:parent-style-name="Text_20_body">
      <style:paragraph-properties fo:line-height="100%" fo:text-align="justify" style:justify-single-word="false"/>
      <style:text-properties fo:font-weight="normal" officeooo:rsid="00268392" officeooo:paragraph-rsid="00268392" style:font-weight-asian="normal" style:font-weight-complex="normal"/>
    </style:style>
    <style:style style:name="P5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weight="normal" officeooo:rsid="00268392" officeooo:paragraph-rsid="00268392" style:font-weight-asian="normal" style:font-weight-complex="normal"/>
    </style:style>
    <style:style style:name="T1" style:family="text">
      <style:text-properties officeooo:rsid="004a2e1d"/>
    </style:style>
    <style:style style:name="T2" style:family="text">
      <style:text-properties style:font-name="Times-Roman" fo:font-style="italic" officeooo:rsid="00222799" style:font-style-asian="italic" style:font-style-complex="italic"/>
    </style:style>
    <style:style style:name="T3" style:family="text">
      <style:text-properties style:font-name="Times-Roman" fo:language="en" fo:country="US" fo:font-style="italic" fo:font-weight="normal" officeooo:rsid="0023a7da" style:font-style-asian="italic" style:font-weight-asian="normal" style:font-style-complex="italic" style:font-weight-complex="normal"/>
    </style:style>
    <style:style style:name="T4" style:family="text">
      <style:text-properties style:font-name="Times-Roman" fo:language="en" fo:country="US" fo:font-style="italic" fo:font-weight="normal" officeooo:rsid="000e2313" style:font-style-asian="italic" style:font-weight-asian="normal" style:font-style-complex="italic" style:font-weight-complex="normal"/>
    </style:style>
    <style:style style:name="T5" style:family="text">
      <style:text-properties style:font-name="Times-Roman" fo:language="en" fo:country="US" fo:font-style="italic" fo:font-weight="normal" officeooo:rsid="000e8290" style:font-style-asian="italic" style:font-weight-asian="normal" style:font-style-complex="italic" style:font-weight-complex="normal"/>
    </style:style>
    <style:style style:name="T6" style:family="text">
      <style:text-properties style:font-name="Times-Roman" fo:language="en" fo:country="US" fo:font-style="italic" fo:font-weight="normal" officeooo:rsid="001144fb" style:font-style-asian="italic" style:font-weight-asian="normal" style:font-style-complex="italic" style:font-weight-complex="normal"/>
    </style:style>
    <style:style style:name="T7" style:family="text">
      <style:text-properties style:font-name="Times-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Times-Roman" fo:font-size="12pt" fo:font-style="normal" fo:font-weight="normal" officeooo:rsid="0012e48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Times-Roman" fo:font-size="12pt" fo:font-style="normal" fo:font-weight="normal" officeooo:rsid="00137132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Times-Roman" fo:font-size="12pt" fo:font-style="normal" style:font-size-asian="10.5pt" style:font-style-asian="normal" style:font-size-complex="12pt" style:font-style-complex="normal"/>
    </style:style>
    <style:style style:name="T11" style:family="text">
      <style:text-properties style:font-name="Times-Roman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Times-Roman" fo:font-size="12pt" fo:font-weight="normal" officeooo:rsid="0012e487" style:font-size-asian="10.5pt" style:font-weight-asian="normal" style:font-size-complex="12pt" style:font-weight-complex="normal"/>
    </style:style>
    <style:style style:name="T13" style:family="text">
      <style:text-properties style:font-name="Times-Roman" fo:font-size="12pt" fo:font-weight="normal" officeooo:rsid="0017eed7" style:font-size-asian="10.5pt" style:font-weight-asian="normal" style:font-size-complex="12pt" style:font-weight-complex="normal"/>
    </style:style>
    <style:style style:name="T14" style:family="text">
      <style:text-properties style:font-name="Times-Roman" fo:font-size="12pt" fo:font-weight="normal" officeooo:rsid="00192197" style:font-size-asian="10.5pt" style:font-weight-asian="normal" style:font-size-complex="12pt" style:font-weight-complex="normal"/>
    </style:style>
    <style:style style:name="T15" style:family="text">
      <style:text-properties style:font-name="Times-Roman" fo:font-size="12pt" fo:font-weight="normal" officeooo:rsid="001a24be" style:font-size-asian="10.5pt" style:font-weight-asian="normal" style:font-size-complex="12pt" style:font-weight-complex="normal"/>
    </style:style>
    <style:style style:name="T16" style:family="text">
      <style:text-properties style:font-name="Times-Roman" fo:font-size="12pt" fo:font-style="italic" style:font-size-asian="10.5pt" style:font-style-asian="italic" style:font-size-complex="12pt" style:font-style-complex="italic"/>
    </style:style>
    <style:style style:name="T17" style:family="text">
      <style:text-properties style:font-name="Times-Roman" fo:font-size="12pt" fo:font-style="italic" officeooo:rsid="00156960" style:font-size-asian="10.5pt" style:font-style-asian="italic" style:font-size-complex="12pt" style:font-style-complex="italic"/>
    </style:style>
    <style:style style:name="T18" style:family="text">
      <style:text-properties style:font-name="Times-Roman"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style:font-name="Times-Roman" fo:font-size="12pt" style:font-size-asian="10.5pt" style:font-size-complex="12pt"/>
    </style:style>
    <style:style style:name="T20" style:family="text">
      <style:text-properties style:font-name="Times-Roman" fo:font-size="12pt" officeooo:rsid="0014b85d" style:font-size-asian="10.5pt" style:font-size-complex="12pt"/>
    </style:style>
    <style:style style:name="T21" style:family="text">
      <style:text-properties style:font-name="Times-Roman" fo:font-size="12pt" officeooo:rsid="00156960" style:font-size-asian="10.5pt" style:font-size-complex="1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de9bd" style:font-style-asian="italic" style:font-style-complex="italic"/>
    </style:style>
    <style:style style:name="T24" style:family="text">
      <style:text-properties fo:font-size="12pt" fo:font-weight="normal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19e7db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0e8290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0fd3ef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1af597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1076bb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137132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1f2e37" style:font-size-asian="10.5pt" style:font-weight-asian="normal" style:font-size-complex="12pt" style:font-weight-complex="normal"/>
    </style:style>
    <style:style style:name="T32" style:family="text">
      <style:text-properties fo:font-size="12pt" fo:font-style="italic" fo:font-weight="normal" officeooo:rsid="000e8290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style:font-size-asian="12pt" style:font-style-asian="italic" style:font-size-complex="12pt" style:font-style-complex="italic"/>
    </style:style>
    <style:style style:name="T34" style:family="text">
      <style:text-properties fo:font-size="12pt" fo:font-weight="bold" officeooo:rsid="000e8290" style:font-size-asian="10.5pt" style:font-weight-asian="bold" style:font-size-complex="12pt" style:font-weight-complex="bold"/>
    </style:style>
    <style:style style:name="T35" style:family="text">
      <style:text-properties fo:font-size="12pt" fo:font-weight="bold" officeooo:rsid="000fd3ef" style:font-size-asian="10.5pt" style:font-weight-asian="bold" style:font-size-complex="12pt" style:font-weight-complex="bold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style:font-size-asian="10.5pt" style:font-size-complex="12pt"/>
    </style:style>
    <style:style style:name="T38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1f2e37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language="pt" fo:country="BR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language="pt" fo:country="BR" fo:font-style="italic" fo:font-weight="normal" officeooo:rsid="000e2313" style:font-style-asian="italic" style:font-weight-asian="normal" style:font-style-complex="italic" style:font-weight-complex="normal"/>
    </style:style>
    <style:style style:name="T42" style:family="text">
      <style:text-properties fo:language="pt" fo:country="BR" fo:font-style="italic" fo:font-weight="normal" officeooo:rsid="000e8290" style:font-style-asian="italic" style:font-weight-asian="normal" style:font-style-complex="italic" style:font-weight-complex="normal"/>
    </style:style>
    <style:style style:name="T43" style:family="text">
      <style:text-properties fo:language="pt" fo:country="BR" fo:font-style="italic" fo:font-weight="normal" officeooo:rsid="001144fb" style:font-style-asian="italic" style:font-weight-asian="normal" style:font-style-complex="italic" style:font-weight-complex="normal"/>
    </style:style>
    <style:style style:name="T44" style:family="text">
      <style:text-properties style:text-position="0% 100%" fo:language="en" fo:country="US"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style:text-position="0% 100%" fo:language="pt" fo:country="BR"/>
    </style:style>
    <style:style style:name="T46" style:family="text">
      <style:text-properties style:text-position="0% 100%" fo:language="pt" fo:country="BR"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style:text-position="0% 100%" fo:language="pt" fo:country="BR" fo:font-style="normal" fo:font-weight="bold" officeooo:rsid="001076bb" style:font-style-asian="normal" style:font-weight-asian="bold" style:font-style-complex="normal" style:font-weight-complex="bold"/>
    </style:style>
    <style:style style:name="T48" style:family="text">
      <style:text-properties style:text-position="0% 100%" fo:language="pt" fo:country="BR" fo:font-style="normal" style:font-style-asian="normal" style:font-style-complex="normal"/>
    </style:style>
    <style:style style:name="T49" style:family="text">
      <style:text-properties style:text-position="0% 100%" fo:language="pt" fo:country="BR" fo:font-style="normal" officeooo:rsid="001076bb" style:font-style-asian="normal" style:font-style-complex="normal"/>
    </style:style>
    <style:style style:name="T50" style:family="text">
      <style:text-properties style:text-position="0% 100%" fo:language="pt" fo:country="BR" fo:font-style="normal" fo:font-weight="normal" officeooo:rsid="0021419d" style:font-style-asian="normal" style:font-weight-asian="normal" style:font-style-complex="normal" style:font-weight-complex="normal"/>
    </style:style>
    <style:style style:name="T51" style:family="text">
      <style:text-properties style:text-position="0% 100%" fo:language="pt" fo:country="BR" fo:font-style="italic" style:font-style-asian="italic" style:font-style-complex="italic"/>
    </style:style>
    <style:style style:name="T52" style:family="text">
      <style:text-properties style:text-position="0% 100%" fo:language="pt" fo:country="BR" fo:font-style="italic" officeooo:rsid="0022778b" style:font-style-asian="italic" style:font-style-complex="italic"/>
    </style:style>
    <style:style style:name="T53" style:family="text">
      <style:text-properties style:text-position="0% 100%" fo:language="pt" fo:country="BR" fo:font-style="italic" officeooo:rsid="00268392" style:font-style-asian="italic" style:font-style-complex="italic"/>
    </style:style>
    <style:style style:name="T54" style:family="text">
      <style:text-properties style:text-position="0% 100%" fo:language="pt" fo:country="BR" officeooo:rsid="00222456"/>
    </style:style>
    <style:style style:name="T55" style:family="text">
      <style:text-properties style:text-position="0% 100%" fo:language="pt" fo:country="BR" officeooo:rsid="0024e889"/>
    </style:style>
    <style:style style:name="T56" style:family="text">
      <style:text-properties style:text-position="0% 100%" fo:language="pt" fo:country="BR" officeooo:rsid="0022778b"/>
    </style:style>
    <style:style style:name="T57" style:family="text">
      <style:text-properties style:text-position="0% 100%" fo:language="pt" fo:country="BR" officeooo:rsid="00268392"/>
    </style:style>
    <style:style style:name="T58" style:family="text">
      <style:text-properties style:text-position="0% 100%" fo:font-style="italic" style:font-style-asian="italic" style:font-style-complex="italic"/>
    </style:style>
    <style:style style:name="T59" style:family="text">
      <style:text-properties style:text-position="0% 100%" fo:font-style="italic" officeooo:rsid="0024e889" style:font-style-asian="italic" style:font-style-complex="italic"/>
    </style:style>
    <style:style style:name="T60" style:family="text">
      <style:text-properties style:text-position="0% 100%" fo:font-style="normal" style:font-style-asian="normal" style:font-style-complex="normal"/>
    </style:style>
    <style:style style:name="T61" style:family="text">
      <style:text-properties style:text-position="0% 100%" fo:font-style="normal" officeooo:rsid="0024e889" style:font-style-asian="normal" style:font-style-complex="normal"/>
    </style:style>
    <style:style style:name="T62" style:family="text">
      <style:text-properties style:text-position="0% 100%" fo:font-style="normal" officeooo:rsid="0026c9d0" style:font-style-asian="normal" style:font-style-complex="normal"/>
    </style:style>
    <style:style style:name="T63" style:family="text">
      <style:text-properties officeooo:rsid="000e2313"/>
    </style:style>
    <style:style style:name="T64" style:family="text">
      <style:text-properties officeooo:rsid="001076bb"/>
    </style:style>
    <style:style style:name="T65" style:family="text">
      <style:text-properties fo:font-size="13pt" style:font-size-asian="11.3500003814697pt" style:font-size-complex="13pt"/>
    </style:style>
    <style:style style:name="T66" style:family="text">
      <style:text-properties fo:font-size="13pt" officeooo:rsid="001076bb" style:font-size-asian="11.3500003814697pt" style:font-size-complex="13pt"/>
    </style:style>
    <style:style style:name="T67" style:family="text">
      <style:text-properties officeooo:rsid="001de9bd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01de9bd" style:font-style-asian="normal" style:font-style-complex="normal"/>
    </style:style>
    <style:style style:name="T70" style:family="text">
      <style:text-properties style:text-position="super 58%" fo:font-style="italic" style:font-style-asian="italic" style:font-style-complex="italic"/>
    </style:style>
    <style:style style:name="T71" style:family="text">
      <style:text-properties style:text-position="super 58%" fo:language="pt" fo:country="BR" fo:font-style="italic" officeooo:rsid="0022778b" style:font-style-asian="italic" style:font-style-complex="italic"/>
    </style:style>
    <style:style style:name="T72" style:family="text">
      <style:text-properties officeooo:rsid="0024e889"/>
    </style:style>
    <style:style style:name="T73" style:family="text">
      <style:text-properties officeooo:rsid="00222456"/>
    </style:style>
    <style:style style:name="T74" style:family="text">
      <style:text-properties officeooo:rsid="002734c2"/>
    </style:style>
    <style:style style:name="T75" style:family="text">
      <style:text-properties officeooo:rsid="00289b2c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289b2c" style:font-weight-asian="normal" style:font-weight-complex="normal"/>
    </style:style>
    <style:style style:name="T78" style:family="text">
      <style:text-properties fo:font-weight="normal" officeooo:rsid="002a2d8c" style:font-weight-asian="normal" style:font-weight-complex="normal"/>
    </style:style>
    <style:style style:name="T79" style:family="text">
      <style:text-properties officeooo:rsid="002a2d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rabalho Prático <text:span text:style-name="T63">2</text:span>: <text:span text:style-name="T63">Biblioteca Digital</text:span> <text:span text:style-name="T63">de</text:span> Arendelle</text:p>
      <text:p text:style-name="P1">Victor Hugo Silva Moura</text:p>
      <text:p text:style-name="P2">Universidade Federal de Minas Gerais (UFMG)</text:p>
      <text:p text:style-name="P3">Belo Horizonte – MG – Bra<text:span text:style-name="T1">s</text:span>il</text:p>
      <text:p text:style-name="P6">victorhugosmoura@gmail.com</text:p>
      <text:p text:style-name="P6"/>
      <text:p text:style-name="P9"><text:tab/><text:span text:style-name="T2">Abstract. </text:span><text:span text:style-name="T3">The following text describes the “</text:span><text:span text:style-name="T4">Arendelle’s Digital Library</text:span><text:span text:style-name="T3">” problem and </text:span><text:span text:style-name="T4">its solution usin</text:span><text:span text:style-name="T5">g</text:span><text:span text:style-name="T4"> different implementation</text:span><text:span text:style-name="T5">s</text:span><text:span text:style-name="T4"> of </text:span><text:span text:style-name="T6">the </text:span><text:span text:style-name="T4">QuickSort algorithm</text:span><text:span text:style-name="T3">. </text:span><text:span text:style-name="T4">For each implementation, a series of </text:span><text:span text:style-name="T6">tests</text:span><text:span text:style-name="T4"> </text:span><text:span text:style-name="T6">were conducted</text:span><text:span text:style-name="T5"> in order </text:span><text:span text:style-name="T6">to analyze and</text:span><text:span text:style-name="T5"> compare their respective performances</text:span><text:span text:style-name="T3">.</text:span></text:p>
      <text:p text:style-name="P7"><text:tab/></text:p>
      <text:p text:style-name="P8"><text:span text:style-name="T22"><text:tab/>Resumo.</text:span> <text:span text:style-name="T40">O texto a seguir descreve o problema “</text:span><text:span text:style-name="T41">Biblioteca Digital de Arendelle</text:span><text:span text:style-name="T40">” e </text:span><text:span text:style-name="T41">sua resolução </text:span><text:span text:style-name="T42">usando</text:span><text:span text:style-name="T41"> d</text:span><text:span text:style-name="T42">iferentes</text:span><text:span text:style-name="T41"> implemen</text:span><text:span text:style-name="T43">t</text:span><text:span text:style-name="T41">ações do algoritmo QuickSort</text:span><text:span text:style-name="T40">. </text:span><text:span text:style-name="T41">Para cada implementação </text:span><text:span text:style-name="T40">é </text:span><text:span text:style-name="T41">feita uma série de </text:span><text:span text:style-name="T43">testes a fim de </text:span><text:span text:style-name="T41">an</text:span><text:span text:style-name="T43">a</text:span><text:span text:style-name="T41">lis</text:span><text:span text:style-name="T43">ar</text:span><text:span text:style-name="T41"> </text:span><text:span text:style-name="T43">e </text:span><text:span text:style-name="T41">comparar suas respectivas performances</text:span><text:span text:style-name="T40">.</text:span></text:p>
      <text:p text:style-name="P10"/>
      <text:p text:style-name="P4">1. Introdução</text:p>
      <text:p text:style-name="P5"><text:span text:style-name="T25">O problema </text:span><text:span text:style-name="T32">Biblioteca Digital de Arendelle</text:span><text:span text:style-name="T25"> consiste em </text:span><text:span text:style-name="T26">ordenar o acervo de livros e pergaminhos que o reino de Arendelle possui em suas bibliotecas físicas</text:span><text:span text:style-name="T25">. </text:span><text:span text:style-name="T26">Por simplificação, cada item do acervo é considerado como um número inteiro </text:span><text:span text:style-name="T27">e, deste modo</text:span><text:span text:style-name="T26">, o real problema é ordenar um array de inteiros. Para realizar essa ordenação existem 7 algoritmos candidatos que devem ser comparados a fim de descobrir qual é a eficiência deles para a resolução desse problema. Os algoritmos candidatos são variações do algoritmo QuickSort, sendo eles:</text:span></text:p>
      <text:list xml:id="list3884922786" text:style-name="L1">
        <text:list-item>
          <text:p text:style-name="P41"><text:span text:style-name="T34">Quicksort cl</text:span><text:span text:style-name="T35">á</text:span><text:span text:style-name="T34">ssico </text:span><text:span text:style-name="T26">- Sele</text:span><text:span text:style-name="T27">çã</text:span><text:span text:style-name="T26">o de piv</text:span><text:span text:style-name="T27">ô</text:span><text:span text:style-name="T26"> usando o elemento central.</text:span></text:p>
        </text:list-item>
        <text:list-item>
          <text:p text:style-name="P41"><text:span text:style-name="T34">Quicksort mediana de t</text:span><text:span text:style-name="T35">rê</text:span><text:span text:style-name="T34">s</text:span><text:span text:style-name="T26"> - Sele</text:span><text:span text:style-name="T27">çã</text:span><text:span text:style-name="T26">o do piv</text:span><text:span text:style-name="T27">ô</text:span><text:span text:style-name="T26"> usando a “mediana de tr</text:span><text:span text:style-name="T27">ê</text:span><text:span text:style-name="T26">s” elementos, em que o piv</text:span><text:span text:style-name="T27">ô é</text:span><text:span text:style-name="T26"> escolhido usando a mediana entre a chave mais </text:span><text:span text:style-name="T27">à</text:span><text:span text:style-name="T26"> esquerda, a chave mais </text:span><text:span text:style-name="T27">à</text:span><text:span text:style-name="T26"> direita e a chave central (como no algoritmo cl</text:span><text:span text:style-name="T27">á</text:span><text:span text:style-name="T26">ssico).</text:span></text:p>
        </text:list-item>
        <text:list-item>
          <text:p text:style-name="P41"><text:span text:style-name="T34">Quicksort primeiro elemento </text:span><text:span text:style-name="T26">- Sele</text:span><text:span text:style-name="T27">çã</text:span><text:span text:style-name="T26">o do piv</text:span><text:span text:style-name="T27">ô</text:span><text:span text:style-name="T26"> como sendo o primeiro elemento do subconjunto.</text:span></text:p>
        </text:list-item>
        <text:list-item>
          <text:p text:style-name="P41"><text:span text:style-name="T34">Quicksort inser</text:span><text:span text:style-name="T35">çã</text:span><text:span text:style-name="T34">o 1%</text:span><text:span text:style-name="T26"> - O processo de parti</text:span><text:span text:style-name="T27">çã</text:span><text:span text:style-name="T26">o </text:span><text:span text:style-name="T27">é</text:span><text:span text:style-name="T26"> interrompido quando o subvetor tiver menos de k = 1% chaves. A parti</text:span><text:span text:style-name="T27">çã</text:span><text:span text:style-name="T26">o ent</text:span><text:span text:style-name="T27">ã</text:span><text:span text:style-name="T26">o deve ser ordenada usando uma implementa</text:span><text:span text:style-name="T27">çã</text:span><text:span text:style-name="T26">o especial do algoritmo de ordena</text:span><text:span text:style-name="T27">çã</text:span><text:span text:style-name="T26">o por inser</text:span><text:span text:style-name="T27">çã</text:span><text:span text:style-name="T26">o, preparada para ordenar um subvetor. Sele</text:span><text:span text:style-name="T27">çã</text:span><text:span text:style-name="T26">o de piv</text:span><text:span text:style-name="T27">ô </text:span><text:span text:style-name="T26">usando a “mediana de tr</text:span><text:span text:style-name="T27">ê</text:span><text:span text:style-name="T26">s” elementos, descrita acima.</text:span></text:p>
        </text:list-item>
        <text:list-item>
          <text:p text:style-name="P41"><text:span text:style-name="T34">Quicksort inser</text:span><text:span text:style-name="T35">çã</text:span><text:span text:style-name="T34">o 5% </text:span><text:span text:style-name="T26">- Mesmo que o anterior, com k = 5%.</text:span></text:p>
        </text:list-item>
        <text:list-item>
          <text:p text:style-name="P41"><text:span text:style-name="T34">Quicksort inser</text:span><text:span text:style-name="T35">çã</text:span><text:span text:style-name="T34">o 10%</text:span><text:span text:style-name="T26"> - Mesmo que o anterior, com k = 10%.</text:span></text:p>
        </text:list-item>
        <text:list-item>
          <text:p text:style-name="P41"><text:span text:style-name="T34">Quicksort n</text:span><text:span text:style-name="T35">ã</text:span><text:span text:style-name="T34">o recursivo </text:span><text:span text:style-name="T26">- Implementa</text:span><text:span text:style-name="T27">çã</text:span><text:span text:style-name="T26">o que n</text:span><text:span text:style-name="T27">ã</text:span><text:span text:style-name="T26">o usa recursividade. Utiliza pilha para simular as chamadas de fun</text:span><text:span text:style-name="T27">çã</text:span><text:span text:style-name="T26">o recursivas e identificar os intervalos a serem ordenados a cada momento. A sele</text:span><text:span text:style-name="T27">çã</text:span><text:span text:style-name="T26">o do piv</text:span><text:span text:style-name="T27">ô</text:span><text:span text:style-name="T26"> deve ser feita assim como no Quicksort cl</text:span><text:span text:style-name="T27">á</text:span><text:span text:style-name="T26">ssico.</text:span></text:p>
        </text:list-item>
      </text:list>
      <text:p text:style-name="P36"><text:span text:style-name="T28">P</text:span><text:span text:style-name="T24">ara cada algoritmo </text:span><text:span text:style-name="T29">são feitos testes com diferentes tipos de arrays de entrada (ordenado crescente, ordenado decrescente e aleatório) e diferentes tamanhos de array <text:s/>com intuito de obter aproximadamente o tempo de execução, número de comparações entre chaves e número de movimentações de registro médios (mediana no caso do </text:span><text:soft-page-break/><text:span text:style-name="T29">tempo de execução).</text:span><text:span text:style-name="T24"> </text:span><text:span text:style-name="T29">Posteriormente </text:span><text:span text:style-name="T24">deve ser </text:span><text:span text:style-name="T29">feita</text:span><text:span text:style-name="T24"> uma análise d</text:span><text:span text:style-name="T29">os três parâmetros citados anteriormente. </text:span><text:span text:style-name="T30">A linguagem utilizada na solução desse problema foi a linguagem C.</text:span></text:p>
      <text:p text:style-name="P11">2. Implementação</text:p>
      <text:p text:style-name="P15"><text:span text:style-name="T12">A </text:span><text:span text:style-name="T8">implementação desse problema se deu em duas etapas distintas, sendo elas:</text:span></text:p>
      <text:list xml:id="list1249266693" text:style-name="L2">
        <text:list-item>
          <text:p text:style-name="P45"><text:span text:style-name="T7">Identificar os parâmetros passados para o programa (tipo de QuickSort, tamanho e organização do</text:span><text:span text:style-name="T9">s</text:span><text:span text:style-name="T7"> array</text:span><text:span text:style-name="T9">s</text:span><text:span text:style-name="T7">, impressão dos arrays) </text:span><text:span text:style-name="T9">e organizar os dados seguindo esses parâmetros</text:span><text:span text:style-name="T7">;</text:span></text:p>
        </text:list-item>
        <text:list-item>
          <text:p text:style-name="P42">Montar e executar o tipo certo de QuickSort de acordo com a entrada do programa.</text:p>
        </text:list-item>
      </text:list>
      <text:p text:style-name="P37">Sendo assim, vamos dividir essa seção em duas partes para abordar cada etapa individualmente.</text:p>
      <text:p text:style-name="P13">2.1. Identificação dos parâmetros</text:p>
      <text:p text:style-name="P24">Os parâmetros para o programa são passados na forma de argumentos no seguinte formato:</text:p>
      <text:p text:style-name="P23"><text:span text:style-name="T10">.</text:span><text:span text:style-name="T18">/nomedoprograma &lt;variação&gt; &lt;tipo&gt; &lt;tamanho&gt; [-p]</text:span></text:p>
      <text:p text:style-name="P18"><text:span text:style-name="T19">onde </text:span><text:span text:style-name="T16">variação, tipo </text:span><text:span text:style-name="T19">e</text:span><text:span text:style-name="T16"> tamanho </text:span><text:span text:style-name="T19">são o tipo de QuickSort a ser executado, o tipo de ordenação dos arrays e o tamanho do arrays, respectivamente. O parâmetro -p, quando presente, indica que é necessário imprimir os arrays originais utilizados </text:span><text:span text:style-name="T20">na ordenação.</text:span></text:p>
      <text:p text:style-name="P17"><text:span text:style-name="T10">A linguagem C fornece uma forma simples de lidar com argumentos. Por meio da passagem de dois parâmetros para a função main, é possível saber a quantidade de argumentos e seus valores. Esses parâmetros são o </text:span><text:span text:style-name="T16">argc</text:span><text:span text:style-name="T10"> e o </text:span><text:span text:style-name="T16">argv</text:span><text:span text:style-name="T10">, sendo o primeiro um valor inteiro que guarda a quantidade de argumentos e o segundo um array de strings contendo o valor dos argumentos. Dessa forma, a declaração do main fica no seguinte formato:</text:span></text:p>
      <text:p text:style-name="P29">int main(int argc, char *argv[]) { … }</text:p>
      <text:p text:style-name="P19"><text:span text:style-name="T19">Após o recebimento dos argumentos/parâmetros, a variação e o tamanho dos arrays são passados para uma função responsável por gerar os arrays de teste. </text:span><text:span text:style-name="T21">Os arrays de ordem aleatória utilizam um função que gera números aleatórios (</text:span><text:span text:style-name="T17">rand()</text:span><text:span text:style-name="T21"> da biblioteca stdlib.h) enquanto que os arrays ordenados em ordem crescente e decrescente vão de 1 a n e de n a 1, respectivamente, sendo n o tamanho dos arrays.</text:span></text:p>
      <text:p text:style-name="P25">Imediatamente após gerar os arrays, é conferido se o parâmetro -p estava presente na entrada. Se sim, é feita uma cópia dos arrays originais de forma a garantir que a ordem original de cada um deles não seja perdida. Por fim, é feita uma chamada para a função QuickSort indicando o tipo de ordenação que foi passado. Esta função, que será abordada na próxima seção, é responsável por identificar e aplicar o tipo certo de ordenação para os arrays.</text:p>
      <text:p text:style-name="P28">2.2. QuickSort</text:p>
      <text:p text:style-name="P20"><text:span text:style-name="T11">Inicialmente cada variação de QuickSort foi tratada de forma individual, sendo criado um conjunto específico de funções para cada uma delas. Porém, </text:span><text:span text:style-name="T13">após desenvolver e testar cada variação, o objetivo se tornou reduzir a quantidade de código repetido por meio da junção de algumas funções. Com esse processo, as variações de QuickSort </text:span><text:soft-page-break/><text:span text:style-name="T13">foram divididas em três grupos principais: QuickSort Padrão, QuickSort com Inserção e QuickSort Não Recursivo. O primeiro grupo é composto pelas variações QuickSort Clássico, Mediana de Três e Primeiro Elemento, cuja variação se dá apenas pela escolha do pivô. O segundo grupo é composto por QuickSort Inserção 1%, 5% e 10%, cuja variação se dá apenas pela quantidade de elementos necessários para a chamada do método de ordenação por inserção. O último grupo é composto apenas pela variação QuickSort Não Recursivo, pois essa é a única variação que não utiliza recursão.</text:span></text:p>
      <text:p text:style-name="P21"><text:span text:style-name="T11">Para cada um dos dois primeiros conjuntos foi desenvolvida uma função Sort que coordena a escolha de pivô e as chamadas recursivas (além da chamada para o método de inserção, no caso do segundo grupo). O método de partição é único no código, ou seja, todas as variações de QuickSort utilizam ele, e a diferenciação entre os formas de escolha de pivô é indicada por um parâmetro passado para a função. </text:span><text:span text:style-name="T14">Uma estrutura de dados Pilha é utilizada na função de QuickSort Não Recursivo para armazenar a ordem das chamadas para a função de partição, guardando os indíces do array para as próximas chamadas.</text:span></text:p>
      <text:p text:style-name="P22"><text:span text:style-name="T11">As funções Sort dos grupos QuickSort Padrão e QuickSort com Inserção, e a função de QuickSort não recursivo são coordenadas por uma função geral chamada QuickSort (mencionada no final da seção anterior). Essa função, que recebe um array e sua variação, determina qual função de ordenação será chamada e quais parâmetros serão passados para a função. Por exemplo: para a variação QuickSort Clássico, o QuickSort chama a função Sort do grupo QuickSort Padrão passando como parâmetro de </text:span><text:span text:style-name="T15">escolha de pivô o número 0, que indica que o pivô escolhido será o elemento central. Para um QuickSort Mediana de Três, a chamada seria a mesma, com exceção do parâmetro de escolha de pivô que agora seria o número 2, indicando uma escolha de pivô por mediana de três. Para o grupo de QuickSort com Inserção, é passado o número de elementos a partir do qual o método de inserção deve ser chamado.</text:span></text:p>
      <text:p text:style-name="P26">As funções de inserção e partição possuem um contador de trocas de elementos do vetor e de comparações entre elementos do vetor que são retornadas a cada chamada. Isso possibilita a contagem desses parâmetros, que será necessária na <text:span text:style-name="T67">saída do programa e na </text:span>seção de Análise Experimental (seção 4). <text:span text:style-name="T67">A saída do programa segue o seguinte formato:</text:span></text:p>
      <text:p text:style-name="P27"><text:span text:style-name="T22">&lt;varia</text:span><text:span text:style-name="T23">ção</text:span><text:span text:style-name="T22">&gt; &lt;tipo&gt; &lt;tamanho&gt; &lt;n_comp&gt; &lt;n_</text:span><text:span text:style-name="T23">m</text:span><text:span text:style-name="T22">ov&gt; &lt;tempo&gt;</text:span></text:p>
      <text:p text:style-name="P30"><text:span text:style-name="T68">onde </text:span><text:span text:style-name="T22">varia</text:span><text:span text:style-name="T23">çã</text:span><text:span text:style-name="T22">o</text:span><text:span text:style-name="T68">,</text:span><text:span text:style-name="T22"> tipo </text:span><text:span text:style-name="T68">e</text:span><text:span text:style-name="T22"> tamanho</text:span><text:span text:style-name="T68"> s</text:span><text:span text:style-name="T69">ã</text:span><text:span text:style-name="T68">o os par</text:span><text:span text:style-name="T69">â</text:span><text:span text:style-name="T68">metros recebidos na entrada, </text:span><text:span text:style-name="T22">n_comp </text:span><text:span text:style-name="T68">e</text:span><text:span text:style-name="T22"> n_mov </text:span><text:span text:style-name="T68">se referem ao n</text:span><text:span text:style-name="T69">ú</text:span><text:span text:style-name="T68">mero m</text:span><text:span text:style-name="T69">é</text:span><text:span text:style-name="T68">dio de compara</text:span><text:span text:style-name="T69">çõ</text:span><text:span text:style-name="T68">es de chaves e de movimenta</text:span><text:span text:style-name="T69">çõ</text:span><text:span text:style-name="T68">es de registros efetuadas e </text:span><text:span text:style-name="T22">tempo</text:span><text:span text:style-name="T68"> ao tempo mediano de execu</text:span><text:span text:style-name="T69">ção</text:span><text:span text:style-name="T68">, em microssegundos.</text:span></text:p>
      <text:p text:style-name="P40"><text:span text:style-name="T65">3. </text:span><text:span text:style-name="T66">Instruções de Compilação e Execução</text:span></text:p>
      <text:p text:style-name="P31">O compilador utilizado durante toda a implementação foi o GNU C Compiler (GCC) versão 7.3.0 e o sistema operacional foi um Linux Ubuntu 18.04 64-bit.</text:p>
      <text:p text:style-name="P34"><text:span text:style-name="T36">Para compilar o programa foi desenvolvido um arquivo makefile que é responsável por gerenciar os arquivos a serem compilados e a ordem de compilação. Para executar esse aqui, basta digitar o comando </text:span><text:span text:style-name="T33">make</text:span><text:span text:style-name="T36"> no terminal.</text:span></text:p>
      <text:p text:style-name="P32">A execução do programa (como mostrado na seção 2.1) é feita pelo comando:</text:p>
      <text:p text:style-name="P33">./nomedoprograma &lt;variação&gt; &lt;tipo&gt; &lt;tamanho&gt; [-p]</text:p>
      <text:p text:style-name="P35"><text:soft-page-break/><text:span text:style-name="T37">Obs.: </text:span><text:span text:style-name="T38">Para alguns casos de teste, o número de chamadas recursivas ultrapassa o limite da pilha de execução devido ao </text:span><text:span text:style-name="T39">grande </text:span><text:span text:style-name="T38">número de elementos </text:span><text:span text:style-name="T39">somado ao pior caso do QuickSort. Para evitar isso, o comando </text:span><text:span text:style-name="T31">ulimit -s hard</text:span><text:span text:style-name="T39">, que aumenta o tamanho pilha, deve ser usado antes da execução do programa.</text:span></text:p>
      <text:p text:style-name="P12"><text:span text:style-name="T44">4. </text:span><text:span text:style-name="T47">Análise Experimental</text:span></text:p>
      <text:p text:style-name="P39"><text:span text:style-name="T49">A</text:span><text:span text:style-name="T48">s análises experimentais seguiram um modelo determinado pelas instruções do trabalho. O modelo consiste em fazer testes de arrays variando entre 50 mil e 500 mil elementos, em intervalos de 50 mil elementos, para cada variação de QuickSort e de ordenação do array. Sendo assim temos: </text:span><text:span text:style-name="T45">10 tamanhos</text:span><text:span text:style-name="T48"> x </text:span><text:span text:style-name="T45">7 quicksorts</text:span><text:span text:style-name="T48"> x </text:span><text:span text:style-name="T45">3 ordenações do array </text:span><text:span text:style-name="T48"><text:s/>= 210 testes. Porém, para cada teste foram usados 20 arrays de modo a obter a mediana do tempo de execução e, as médias de comparações e movimentações de elementos no array. Sendo assim, </text:span><text:span text:style-name="T45">4200</text:span><text:span text:style-name="T46"> </text:span><text:span text:style-name="T48">arrays foram durantes os testes.</text:span></text:p>
      <text:p text:style-name="P47">Especificações técnicas do computador de testes:</text:p>
      <text:list xml:id="list1134100710" text:style-name="L3">
        <text:list-item>
          <text:p text:style-name="P46">Processador: <text:span text:style-name="T77">Intel </text:span><text:span text:style-name="T76">i7-3612QM CPU @ 2.10GHz</text:span></text:p>
        </text:list-item>
        <text:list-item>
          <text:p text:style-name="P46">Memória Ram: <text:span text:style-name="T78">4 GB</text:span></text:p>
        </text:list-item>
        <text:list-item>
          <text:p text:style-name="P44"><text:span text:style-name="T48">Sistema Operacional: </text:span><text:span text:style-name="T50">Linux Ubuntu (versão 18.04)</text:span></text:p>
        </text:list-item>
      </text:list>
      <text:p text:style-name="P38"><text:span text:style-name="T45">Os dados utilizados para análise e todos os gráficos estão na pasta </text:span><text:span text:style-name="T51">dados</text:span><text:span text:style-name="T45"> enviada junto com esta documentação. </text:span><text:span text:style-name="T54">Os arquivos dos gráficos estão nomeados de forma a facilitar a identificação de cada um deles.</text:span></text:p>
      <text:p text:style-name="P49">4.1. Análise do Tempo</text:p>
      <text:p text:style-name="P43"><text:span text:style-name="T45">A sub-pasta </text:span><text:span text:style-name="T51">Time</text:span><text:span text:style-name="T45"> contém todos os gráficos que comparam a performance (em tempo) dos métodos de ordenação para determinada ordenação inicial dos elementos e quantidade de elemtentos do array. </text:span><text:span text:style-name="T57">Além dela, a sub-pasta </text:span><text:span text:style-name="T53">Full Plots </text:span><text:span text:style-name="T57">contém gráficos de comparação de tempo mais gerais entre os métodos.</text:span><text:span text:style-name="T45"> Entre eles, dois gráficos são bem interessantes de serem analisados. O primeiro </text:span><text:span text:style-name="T55">(Time Plot – OrdC)</text:span><text:span text:style-name="T45"> compara a mediana do tempo para arrays de 50 </text:span><text:span text:style-name="T55">mil a 500 mil</text:span><text:span text:style-name="T45"> elementos ordenados previamente em ordem crescente.</text:span></text:p>
      <text:p text:style-name="P50"><text:span text:style-name="T56">O que pode-se notar por meio desses gráficos é que o tempo de ordenação do QuickSort <text:s/>com pivô no primeiro elemento é consideravelmente maior do que o dos outros métodos. Isso ocorre porque, como os dados já estão ordenados, na hora da partição o pivô sempre será o menor elemento do sub-vetor a ser ordenado, gerando assim a pior partição possível para os elementos. Assim, o tempo de ordenação por esse método entra no pior caso do QuickSort, que é </text:span><text:span text:style-name="T52">O(n</text:span><text:span text:style-name="T71">2</text:span><text:span text:style-name="T52">)</text:span><text:span text:style-name="T56">. </text:span><text:span text:style-name="T57">O gráfico </text:span><text:span text:style-name="T53">Time Plot – OrdD </text:span><text:span text:style-name="T57">entra no mesmo caso, então a análise é semelhante com exceção de que o pivô sempre será o maior elemento do sub-vetor a ser ordenado.</text:span></text:p>
      <text:p text:style-name="P53">O segundo gráfico (Time Plot – Ale) compara a mediana do tempo <text:span text:style-name="T73">para arrays de 50 </text:span>mil a 500 mil<text:span text:style-name="T73"> elementos </text:span>ordenados de forma aleatória. Nesse caso os QuickSorts que utilizam inserção ao final da ordenação são os mais lentos. Isso ocorre porque, no pior caso <text:span text:style-name="T72">e no caso médo</text:span>, o algoritmo de inserção é <text:span text:style-name="T22">O(n</text:span><text:span text:style-name="T70">2</text:span><text:span text:style-name="T59">)</text:span><text:span text:style-name="T61">, o que impacta bastante no tempo para vetores grandes, explicando o porquê o QuickSort com 10% inserção é mais lento que o de 5% e o de 1%.</text:span></text:p>
      <text:p text:style-name="P54"><text:span text:style-name="T61">4.</text:span><text:span text:style-name="T60">2. Análise de Comparações e Trocas</text:span></text:p>
      <text:p text:style-name="P55"><text:soft-page-break/><text:span text:style-name="T60">As sub-pastas </text:span><text:span text:style-name="T58">Comparisons </text:span><text:span text:style-name="T60">e </text:span><text:span text:style-name="T58">Swap </text:span><text:span text:style-name="T60">contém todos os gráficos que comparam o número médio de comparações e de trocas, respectivamente. Assim como no caso anterior, a sub-pasta </text:span><text:span text:style-name="T58">Full Plots </text:span><text:span text:style-name="T60">contém gráficos interessantes, que serão análisados.</text:span></text:p>
      <text:p text:style-name="P56"><text:span text:style-name="T60">Os gráficos de comparações seguem um padrão parecido com os gráficos de </text:span><text:span text:style-name="T62">tempo. Para vetores previamente ordenados em ordem crescente, ou descrescente, (Comp Plot – OrdC e Comp Plot – OrdD) o QuickSort com pivô no primeiro elemento faz o maior número de comparações, pelo mesmo motivo citado na sub-seção anterior. As partições geradas são sempre as piores possíveis, levando ao pior caso no número de comparações também. Para vetores aleatórios, os QuickSorts que utilizam inserção fazem o maior número de comparações também (Comp Plot – Ale).</text:span></text:p>
      <text:p text:style-name="P48">Os gráficos de trocas tem um comportamento bem diferente. Para vetores com elementos em ordem aleatória <text:span text:style-name="T74">(Swap Plot – Ale)</text:span>, os QuickSorts com inserção ainda possuem uma performance pior que os outros métodos. Porém para vetores ordenados decrescentes <text:span text:style-name="T74">(Swap Plot – OrdD)</text:span>, os QuickSorts Clássico, Mediana de Três e Não-Recursivo fazem o maior número de trocas. Isso ocorre porque o pivô para esses três casos é o elemento central, com isso todos os elementos do array são trocados de posição pelo menos uma vez, devido à ordenação inicial. <text:span text:style-name="T74">Para vetores ordenados crescentes (Swap Plot – OrdC), o QuickSort com pivô no primeiro elemento continua a ser o destaque, desta vez possuindo o maior número de trocas. Isso decorre da implementação do QuickSort que, nesse caso, sempre troca o pivô de posição com ele mesmo. Sendo assim, temos um número de trocas linear igual ao n – 1 (com n sendo o número de elementos do vetor), porque feitas n-1 chamadas do método de partição, onde cada uma troca o pivô com ele mesmo.</text:span></text:p>
      <text:p text:style-name="P14">5. <text:span text:style-name="T64">Conclusão</text:span></text:p>
      <text:p text:style-name="P51">Por meio dos experimentos, e da análise deles, foi possível observar a diferença de performance entre os diferentes tipos de implementação QuickSort e como cada uma se comporta em diferentes situações. Pode-se perceber que para certos tipos de ordenação dos dados, existem variações do QuickSort que obtem melhor desempenho, <text:span text:style-name="T75">como por exemplo</text:span> <text:span text:style-name="T75">o </text:span>QuickSort com Inserção para vetores previamente ordenados ou quase ordenados. <text:span text:style-name="T75">Também existem casos</text:span> <text:span text:style-name="T75">em que o desempenho mostra qual variação do QuickSort não deve ser usada para certos tipos de dados, como é o caso do QuickSort com pivô no primeiro elemento para vetores ordenados crescentes ou decrescentes.</text:span></text:p>
      <text:p text:style-name="P52">A análise de algoritmos e a comparação de performance entre eles possibilita uma melhor escolha de qual algoritmo implementar para certo tipo de problema, o que pode ser fundamental em alguns casos.</text:p>
      <text:p text:style-name="P14"/>
      <text:p text:style-name="P14"><text:span text:style-name="T64">6</text:span>. Referênci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3:51:03.703303840</meta:creation-date>
    <dc:date>2019-06-04T21:42:08.204175423</dc:date>
    <meta:editing-duration>PT43M4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5" meta:paragraph-count="63" meta:word-count="2314" meta:character-count="14086" meta:non-whitespace-character-count="11828"/>
  </office:meta>
</office:document-meta>
</file>